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d2d99" officeooo:paragraph-rsid="000d2d99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COMMENDES NECESSAIRES POUR TROUVER LES INFORMATIONS CONCERNANT</text:p>
      <text:p text:style-name="P1"/>
      <text:p text:style-name="P1">1.<text:span text:style-name="T3"> Commende pour trouve le numero de series:</text:span></text:p>
      <text:p text:style-name="P1"><text:span text:style-name="T3"><text:s text:c="11"/>* </text:span><text:span text:style-name="T4">sudo cat /sys/class/dmi/id/product_serial</text:span></text:p>
      <text:p text:style-name="P1"><text:span text:style-name="T3"><text:s text:c="13"/>rep: “</text:span><text:span text:style-name="T4">CCN0BC030544496</text:span><text:span text:style-name="T3">”</text:span></text:p>
      <text:p text:style-name="P1"><text:span text:style-name="T3"/></text:p>
      <text:p text:style-name="P1"><text:span text:style-name="T3">2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05:48.839924700</meta:creation-date>
    <dc:date>2024-11-05T12:13:17.058434018</dc:date>
    <meta:editing-duration>PT57M18S</meta:editing-duration>
    <meta:editing-cycles>1</meta:editing-cycles>
    <meta:document-statistic meta:table-count="0" meta:image-count="0" meta:object-count="0" meta:page-count="1" meta:paragraph-count="5" meta:word-count="23" meta:character-count="202" meta:non-whitespace-character-count="159"/>
    <meta:generator>LibreOffice/7.3.7.2$Linux_X86_64 LibreOffice_project/30$Build-2</meta:generator>
  </office:meta>
</office:document-meta>
</file>